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Mangal" svg:font-family="Mangal" style:font-family-generic="roman" style:font-pitch="variable"/>
    <style:font-face style:name="Noto Sans" svg:font-family="'Noto Sans'" style:font-family-generic="swiss"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7%"/>
    </style:style>
    <style:style style:name="P2" style:family="paragraph" style:parent-style-name="Text_20_body_20__28_user_29_">
      <style:paragraph-properties fo:margin-top="0cm" fo:margin-bottom="0.494cm" style:contextual-spacing="false" fo:line-height="137%"/>
    </style:style>
    <style:style style:name="P3" style:family="paragraph" style:parent-style-name="Text_20_body_20__28_user_29_">
      <style:paragraph-properties fo:margin-top="0.494cm" fo:margin-bottom="0.494cm" style:contextual-spacing="false" fo:line-height="137%"/>
    </style:style>
    <style:style style:name="P4" style:family="paragraph" style:parent-style-name="Text_20_body_20__28_user_29_">
      <style:paragraph-properties fo:margin-top="0.494cm" fo:margin-bottom="0.494cm" style:contextual-spacing="false" fo:line-height="137%"/>
      <style:text-properties officeooo:paragraph-rsid="000a2a14"/>
    </style:style>
    <style:style style:name="P5" style:family="paragraph" style:parent-style-name="Text_20_body_20__28_user_29_">
      <style:paragraph-properties fo:margin-left="8.742cm" fo:margin-right="0cm" fo:margin-top="0.494cm" fo:margin-bottom="0.494cm" style:contextual-spacing="false" fo:line-height="137%" fo:text-align="end" style:justify-single-word="false" fo:text-indent="1.249cm" style:auto-text-indent="false">
        <style:tab-stops/>
      </style:paragraph-properties>
    </style:style>
    <style:style style:name="P6" style:family="paragraph" style:parent-style-name="Text_20_body_20__28_user_29_">
      <style:paragraph-properties fo:margin-top="0.494cm" fo:margin-bottom="0.494cm" style:contextual-spacing="false" fo:line-height="137%"/>
      <style:text-properties officeooo:paragraph-rsid="0016215c"/>
    </style:style>
    <style:style style:name="P7" style:family="paragraph" style:parent-style-name="Text_20_body_20__28_user_29_">
      <style:paragraph-properties fo:margin-top="0.494cm" fo:margin-bottom="0.494cm" style:contextual-spacing="false" fo:line-height="137%"/>
      <style:text-properties officeooo:paragraph-rsid="002359e9"/>
    </style:style>
    <style:style style:name="P8" style:family="paragraph" style:parent-style-name="Text_20_body_20__28_user_29_">
      <style:paragraph-properties fo:margin-left="8.742cm" fo:margin-right="0cm" fo:margin-top="0cm" fo:margin-bottom="0cm" style:contextual-spacing="false" fo:line-height="120%" fo:text-align="end" style:justify-single-word="false" fo:text-indent="1.249cm" style:auto-text-indent="false">
        <style:tab-stops/>
      </style:paragraph-properties>
    </style:style>
    <style:style style:name="P9" style:family="paragraph" style:parent-style-name="Standard">
      <style:paragraph-properties fo:text-align="end" style:justify-single-word="false"/>
      <style:text-properties fo:color="#000000" loext:opacity="100%" style:font-name="Calibri" fo:font-size="10pt" fo:language="en" fo:country="US" style:font-size-asian="10pt" style:font-name-complex="Calibri" style:font-size-complex="10pt"/>
    </style:style>
    <style:style style:name="P10" style:family="paragraph" style:parent-style-name="Text_20_body_20__28_user_29_" style:master-page-name="MP0">
      <style:paragraph-properties fo:margin-top="0cm" fo:margin-bottom="0cm" style:contextual-spacing="false" fo:line-height="137%" style:page-number="auto" fo:break-before="page"/>
    </style:style>
    <style:style style:name="T1" style:family="text">
      <style:text-properties fo:color="#000000" loext:opacity="100%" style:font-name="Calibri" fo:font-size="10pt" style:font-size-asian="10pt" style:font-name-complex="Calibri" style:font-size-complex="10pt"/>
    </style:style>
    <style:style style:name="T2" style:family="text">
      <style:text-properties fo:color="#000000" loext:opacity="100%" style:font-name="Calibri" fo:font-size="10pt" fo:language="it" fo:country="IT" style:font-size-asian="10pt" style:font-name-complex="Calibri" style:font-size-complex="10pt"/>
    </style:style>
    <style:style style:name="T3" style:family="text">
      <style:text-properties fo:color="#000000" loext:opacity="100%" style:font-name="Calibri" fo:font-size="10pt" fo:language="en" fo:country="US" style:font-size-asian="10pt" style:font-name-complex="Calibri" style:font-size-complex="10pt"/>
    </style:style>
    <style:style style:name="T4" style:family="text">
      <style:text-properties fo:color="#000000" loext:opacity="100%" style:font-name="Calibri" fo:font-size="10pt" fo:language="en" fo:country="US" officeooo:rsid="000a0d94" style:font-size-asian="10pt" style:font-name-complex="Calibri" style:font-size-complex="10pt"/>
    </style:style>
    <style:style style:name="T5" style:family="text">
      <style:text-properties fo:color="#000000" loext:opacity="100%" style:font-name="Calibri" fo:font-size="10pt" fo:language="en" fo:country="US" officeooo:rsid="00135d22" style:font-size-asian="10pt" style:font-name-complex="Calibri" style:font-size-complex="10pt"/>
    </style:style>
    <style:style style:name="T6" style:family="text">
      <style:text-properties fo:color="#000000" loext:opacity="100%" style:font-name="Calibri" fo:font-size="10pt" fo:language="en" fo:country="US" officeooo:rsid="0016215c" style:font-size-asian="10pt" style:font-name-complex="Calibri" style:font-size-complex="10pt"/>
    </style:style>
    <style:style style:name="T7" style:family="text">
      <style:text-properties fo:color="#000000" loext:opacity="100%" style:font-name="Calibri" fo:font-size="10pt" fo:language="en" fo:country="US" officeooo:rsid="000b4287" style:font-size-asian="10pt" style:font-name-complex="Calibri" style:font-size-complex="10pt"/>
    </style:style>
    <style:style style:name="T8" style:family="text">
      <style:text-properties fo:color="#000000" loext:opacity="100%" style:font-name="Calibri" fo:font-size="10pt" fo:language="en" fo:country="US" officeooo:rsid="0018183c" style:font-size-asian="10pt" style:font-name-complex="Calibri" style:font-size-complex="10pt"/>
    </style:style>
    <style:style style:name="T9" style:family="text">
      <style:text-properties fo:color="#000000" loext:opacity="100%" style:font-name="Calibri" fo:font-size="10pt" fo:language="en" fo:country="US" officeooo:rsid="0015525e" style:font-size-asian="10pt" style:font-name-complex="Calibri" style:font-size-complex="10pt"/>
    </style:style>
    <style:style style:name="T10" style:family="text">
      <style:text-properties fo:color="#000000" loext:opacity="100%" style:font-name="Calibri" fo:font-size="10pt" fo:language="en" fo:country="US" officeooo:rsid="002416ea" style:font-size-asian="10pt" style:font-name-complex="Calibri" style:font-size-complex="10pt"/>
    </style:style>
    <style:style style:name="T11" style:family="text">
      <style:text-properties fo:font-variant="normal" fo:text-transform="none" fo:color="#000000" loext:opacity="100%" style:font-name="S hne" fo:font-size="10pt" fo:letter-spacing="normal" fo:language="en" fo:country="US" fo:font-style="normal" fo:font-weight="normal" officeooo:rsid="000a0d94" style:font-size-asian="10pt" style:font-name-complex="Calibri" style:font-size-complex="10pt"/>
    </style:style>
    <style:style style:name="T12" style:family="text">
      <style:text-properties fo:font-variant="normal" fo:text-transform="none" fo:color="#000000" loext:opacity="100%" style:font-name="S hne" fo:font-size="10pt" fo:letter-spacing="normal" fo:language="en" fo:country="US" fo:font-style="normal" fo:font-weight="normal" officeooo:rsid="001cd9e6" style:font-size-asian="10pt" style:font-name-complex="Calibri"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docs-internal-guid-844e671e-7fff-2f7f-3f"/><text:span text:style-name="Absatz-Standardschriftart"><text:span text:style-name="T1">Sander Stammbach<text:line-break/>Rainweg 11</text:span></text:span></text:p>
      <text:p text:style-name="P1"><text:span text:style-name="Absatz-Standardschriftart"><text:span text:style-name="T1">4450 Sissach</text:span></text:span></text:p>
      <text:p text:style-name="P1"><text:span text:style-name="Absatz-Standardschriftart"><text:span text:style-name="T1">Schweiz<text:line-break/>Tel: +41 79 589 32 69</text:span></text:span></text:p>
      <text:p text:style-name="P2"><text:span text:style-name="Absatz-Standardschriftart"><text:span text:style-name="T2">E-Mail: sander.stammbach@oultook.com</text:span></text:span></text:p>
      <text:p text:style-name="P8"><text:span text:style-name="Absatz-Standardschriftart"><text:span text:style-name="T3">ETH Zürich<text:line-break/>Campus Zentrum<text:line-break/>Rämistrasse 101<text:line-break/>8092 Zürich<text:line-break/>Schweiz</text:span></text:span></text:p>
      <text:p text:style-name="P9"/>
      <text:p text:style-name="P5"><text:span text:style-name="Absatz-Standardschriftart"><text:span text:style-name="T3">Sissach </text:span></text:span><text:span text:style-name="Absatz-Standardschriftart"><text:span text:style-name="T4">CH</text:span></text:span><text:span text:style-name="Absatz-Standardschriftart"><text:span text:style-name="T3">, 27. 1</text:span></text:span><text:span text:style-name="Absatz-Standardschriftart"><text:span text:style-name="T5">2</text:span></text:span><text:span text:style-name="Absatz-Standardschriftart"><text:span text:style-name="T3">. 2023</text:span></text:span></text:p>
      <text:p text:style-name="P6"><text:span text:style-name="Absatz-Standardschriftart"><text:span text:style-name="T4">Dear </text:span></text:span><text:span text:style-name="Absatz-Standardschriftart"><text:span text:style-name="T10">Prof. Amico</text:span></text:span><text:span text:style-name="Absatz-Standardschriftart"><text:span text:style-name="T6"> </text:span></text:span><text:span text:style-name="Absatz-Standardschriftart"><text:span text:style-name="T4">,</text:span></text:span></text:p>
      <text:p text:style-name="P7"><text:span text:style-name="Absatz-Standardschriftart"><text:span text:style-name="T4">My name is Sander Stammbach, I </text:span></text:span><text:span text:style-name="Absatz-Standardschriftart"><text:span text:style-name="T10">made</text:span></text:span><text:span text:style-name="Absatz-Standardschriftart"><text:span text:style-name="T4"> my </text:span></text:span><text:span text:style-name="Absatz-Standardschriftart"><text:span text:style-name="T10">master thesis by Patrick Potts in theoretical <text:s/>quantum thermodynamic </text:span></text:span><text:span text:style-name="Absatz-Standardschriftart"><text:span text:style-name="T4">master's exam by Dr. James Wooten </text:span></text:span><text:span text:style-name="Absatz-Standardschriftart"><text:span text:style-name="T7">from IMB Zürich</text:span></text:span><text:span text:style-name="Absatz-Standardschriftart"><text:span text:style-name="T4"> on the topic of quantum computing. </text:span></text:span><text:span text:style-name="Absatz-Standardschriftart"><text:span text:style-name="T10">As I found your work about entanglement in Many-Body Systems, I thought that could </text:span></text:span><text:span text:style-name="Absatz-Standardschriftart"><text:span text:style-name="T6">be the perfect place for me to start my PHD.</text:span></text:span></text:p>
      <text:p text:style-name="P7"><text:span text:style-name="Absatz-Standardschriftart"><text:span text:style-name="T6">Since I already </text:span></text:span><text:span text:style-name="Absatz-Standardschriftart"><text:span text:style-name="T8">here int the times about ground breaking Quantum Center, It </text:span></text:span><text:span text:style-name="Absatz-Standardschriftart"><text:span text:style-name="T4">piqued my interest instantly, as it is the perfect opportunity to further my studies in the field of quantum computing </text:span></text:span><text:span text:style-name="Absatz-Standardschriftart"><text:span text:style-name="T8">and technology,</text:span></text:span><text:span text:style-name="Absatz-Standardschriftart"><text:span text:style-name="T4"> after the completion of my master’s degree. My objective has always been to become a physicist, which is why I did my bachelor’s degree in physics at the University of Basel. Throughout my studies, I learned to code in Python, Fortran, Java, and other programming languages. During my master's studies, I focused on theoretical quantum physics, </text:span></text:span><text:span text:style-name="Absatz-Standardschriftart"><text:span text:style-name="T9">as</text:span></text:span><text:span text:style-name="Absatz-Standardschriftart"><text:span text:style-name="T4"> I am especially interested in this field. In addition, I attended lectures about high-energy particle physics as well as </text:span></text:span><text:span text:style-name="Absatz-Standardschriftart"><text:span text:style-name="T9">on</text:span></text:span><text:span text:style-name="Absatz-Standardschriftart"><text:span text:style-name="T4"> quantum field theory. Moreover, I worked in Professor Pott’s group on theoretical quantum thermodynamics. Finally, my master’s thesis consisted of researching numerical simulations, where I focused on full counting statistics.</text:span></text:span></text:p>
      <text:p text:style-name="P6"><text:span text:style-name="Absatz-Standardschriftart"><text:span text:style-name="T11">After completing my master’s degree, I am eager to pursue further studies through a Ph.D. program. I am particularly drawn to ETH in Zürich for my doctoral studies, as my background in physics aligns well with the research opportunities available there. While I recently had a </text:span></text:span><text:soft-page-break/><text:span text:style-name="Absatz-Standardschriftart"><text:span text:style-name="T11">valuable experience in the theoretical group led by Patrick Potts in Basel, I am captivated by the prospect of contributing to Quantum </text:span></text:span><text:span text:style-name="Absatz-Standardschriftart"><text:span text:style-name="T12">Center</text:span></text:span><text:span text:style-name="Absatz-Standardschriftart"><text:span text:style-name="T11"> at ETH. I believe this field holds immense potential for advancing quantum computing, which greatly interests me. As a prospective Ph.D. student, I am enthusiastic about joining the research endeavors at ETH and utilizing my analytical skills and diverse expertise in quantum physics to make meaningful contributions to the field.</text:span></text:span></text:p>
      <text:p text:style-name="P4"><text:span text:style-name="Absatz-Standardschriftart"><text:span text:style-name="T4">I am a strongly resilient researcher with a high-stress tolerance. After my studies, I participated in various humanitarian aid trips to the Ukrainian warzone. This experience taught me how to keep calm in stressful situations and how to look for the best solution while considering all circumstances.</text:span></text:span></text:p>
      <text:p text:style-name="P3"><text:span text:style-name="Absatz-Standardschriftart"><text:span text:style-name="T4">I would like to thank you in advance for your consideration, and I look forward to meeting you in person to discuss the possibility of my appointment.</text:span></text:span></text:p>
      <text:p text:style-name="P3"><text:span text:style-name="Absatz-Standardschriftart"><text:span text:style-name="T4"/></text:span></text:p>
      <text:p text:style-name="P3"><text:span text:style-name="Absatz-Standardschriftart"><text:span text:style-name="T4">Yours sincerely,</text:span></text:span></text:p>
      <text:p text:style-name="P3"><text:span text:style-name="Absatz-Standardschriftart"><text:span text:style-name="T4">Sander Stammbach</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Mangal" svg:font-family="Mangal" style:font-family-generic="roman" style:font-pitch="variable"/>
    <style:font-face style:name="Noto Sans" svg:font-family="'Noto Sans'" style:font-family-generic="swiss"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Absatz-Standardschriftart" style:family="text"/>
    <style:style style:name="Kopfzeile_20_Zchn" style:display-name="Kopfzeile Zchn" style:family="text" style:parent-style-name="Absatz-Standardschriftart">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Fußzeile_20_Zchn" style:display-name="Fußzeile Zchn" style:family="text" style:parent-style-name="Absatz-Standardschriftart">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dc:description/>
    <dc:subject/>
    <meta:initial-creator>Oberli Marianne</meta:initial-creator>
    <meta:creation-date>2023-11-26T19:56:00Z</meta:creation-date>
    <dc:date>2024-02-18T16:45:16.556067979</dc:date>
    <meta:editing-cycles>18</meta:editing-cycles>
    <meta:editing-duration>PT6H12M44S</meta:editing-duration>
    <meta:document-statistic meta:table-count="0" meta:image-count="0" meta:object-count="0" meta:page-count="2" meta:paragraph-count="14" meta:word-count="428" meta:character-count="2668" meta:non-whitespace-character-count="2253"/>
    <meta:template xlink:type="simple" xlink:actuate="onRequest" xlink:title="" xlink:href="../Motivationsschreiben_Sander_Stammbach_LMU.odt/Normal"/>
  </office:meta>
</office:document-meta>
</file>